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erif Pro" svg:font-family="'Source Serif Pro'"/>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p text:style-name="Text_20_body">38</text:p>
      <text:p text:style-name="Text_20_body">Although the PTS version at DN 11:85.11–85.27 has the reading <text:span text:style-name="Emphasis">pahaṁ</text:span>, I understand the correct reading here to be <text:span text:style-name="Emphasis">pabhaṁ</text:span>. The reading <text:span text:style-name="Emphasis">pahaṁ</text:span> seems to be unique to the Sinhalese tradition and is explained by Norman 1992, p.189 as likely ‘to be an error in the Sinhalese scribal tradition, where <text:span text:style-name="Emphasis">ha</text:span> and <text:span text:style-name="Emphasis">bha</text:span> are very similar and easily confused’. Moreover, the reading <text:span text:style-name="Emphasis">pabhaṁ</text:span> also seems to be the basis for the Chinese version of this sutta, which has a reading meaning ‘shining’ (T I 102c17).</text:p>
      <text:p text:style-name="Text_20_body">39</text:p>
      <text:p text:style-name="Text_20_body"><text:span text:style-name="Emphasis">Kattha āpo ca paṭhavī tejo vāyo na gādhati</text:span><text:line-break/><text:span text:style-name="Emphasis">Kattha dīghañ ca rassañ ca aṇuṁ thūlaṁ subhāsubhaṁ,</text:span><text:line-break/><text:span text:style-name="Emphasis">Kattha nāmañ ca rūpañ ca asesaṁ uparujjhatī ti</text:span><text:line-break/><text:span text:style-name="Emphasis">Tatra veyyākaraṇaṁ bhavati:</text:span><text:line-break/><text:span text:style-name="Emphasis">Viññāṇaṁ anidassanaṁ anantaṁ sabbato pabhaṁ</text:span><text:line-break/><text:span text:style-name="Emphasis">Ettha āpo ca paṭhavī tejo vāyo na gādhati,</text:span><text:line-break/><text:span text:style-name="Emphasis">Ettha dīghañ ca rassañ ca aṇuṁ thūlaṁ subhāsubhaṁ</text:span><text:line-break/><text:span text:style-name="Emphasis">Ettha nāmañ ca rūpañ ca asesaṁ uparujjhati,</text:span><text:line-break/><text:span text:style-name="Emphasis">Viññāṇassa nirodhena etth’etaṁ uparujjhatī ti.</text:span></text:p>
      <text:p text:style-name="Text_20_body">(transl. Brahmāli, based on Walshe 1995).</text:p>
      <text:p text:style-name="Text_20_body">40</text:p>
      <text:p text:style-name="Text_20_body">Again, Harvey calls it a consciousness ‘beyond time’. However, as I have explained above, I cannot see how this in practice is distinguishable from a permanent consciousness. Moreover, <text:span text:style-name="Emphasis">Nibbāna</text:span> is itself called <text:span text:style-name="Emphasis">dhuva</text:span>, ‘permanent’. Harvey also argues that this consciousness can be attained by the <text:span text:style-name="Emphasis">arahant</text:span> while he is still alive.</text:p>
      <text:p text:style-name="Text_20_body">41</text:p>
      <text:p text:style-name="Text_20_body">Only two seemingly identical occurrences in the entire Pali Canon makes <text:span text:style-name="Emphasis">anidassana viññāṇa</text:span> a marginal concept. This in itself is a sufficient argument to set this expression aside and not allow it to affect our understanding of the relationship between <text:span text:style-name="Emphasis">viññāṇa</text:span> and final <text:span text:style-name="Emphasis">Nibbāna</text:span>.</text:p>
      <text:p text:style-name="Text_20_body">Apart from its use with <text:span text:style-name="Emphasis">viññāṇa</text:span>, <text:span text:style-name="Emphasis">anidassana</text:span> is also found on its own, specifically at MN 21:14.8, DN 33:1.10.76 and SN 43.22. In the last of these three, <text:span text:style-name="Emphasis">anidassana</text:span> is used as a description of <text:span text:style-name="Emphasis">Nibbāna</text:span>. But this does not mean that the word <text:span text:style-name="Emphasis">anidassana</text:span> is equivalent to <text:span text:style-name="Emphasis">Nibbāna</text:span>. Of the altogether 32 synonyms for <text:span text:style-name="Emphasis">Nibbāna</text:span> found at SN 43.12, SN 43.13 &amp; SN 43.14-43, a large number are ordinary everyday words which are much more frequently encountered in contexts other than that of <text:span text:style-name="Emphasis">Nibbāna</text:span>. In other words, just because <text:span text:style-name="Emphasis">anidassana</text:span> is used as a synonym for <text:span text:style-name="Emphasis">Nibbāna</text:span> at SN 43.22 does not in any way mean that it is not used with very different connotations elsewhere.</text:p>
      <text:p text:style-name="Text_20_body">42</text:p>
      <text:p text:style-name="Text_20_body">See Warder 2001, p.viii and Bodhi 2000, p.13. The following passage in Norman 1996, p.157 commenting on the difficulty in translating Pali verse, is particularly instructive: ‘When John <text:soft-page-break/>Brough, one of the greatest British Sanskrit scholars of the 20th century, had just spent several years producing his study of the Gāndhārī Dharmapada, and had the whole of the <text:span text:style-name="Emphasis">Dhammapada</text:span>-related literature at his fingertips, he was asked if he would produce a translation of the <text:span text:style-name="Emphasis">Dhammapada</text:span> for the Pali text society. He replied: “I cannot. It is too difficult”’.</text:p>
      <text:p text:style-name="Text_20_body"><text:soft-page-break/>It is not immediately clear whether the second passage quoted above, MN 49:25.1, is verse or prose: Ñāṇamoli 2001 treats it as verse but most Pali versions of the same passage seem to treat it as part of the prose. However, Ven. Bhikkhu Bodhi informs me (private communication) that the passage at MN 49:25.1 is in meter and therefore clearly verse.</text:p>
      <text:p text:style-name="Text_20_body">43</text:p>
      <text:p text:style-name="Text_20_body">Moreover, both of the above passages are spoken to non-monastics (the householder Kevaddha and Baka the <text:span text:style-name="Emphasis">brahmā</text:span>), neither of whom seems particularly well-versed in the Buddha’s teachings. Generally, at the time of the Buddha it was the monks and nuns who were the experts on the Buddhist doctrine. Most <text:span text:style-name="Emphasis">suttas</text:span> spoken to lay Buddhists are simple and straightforward practical instructions. It seems quite possible, therefore, that the usage here of <text:span text:style-name="Emphasis">anidassana</text:span> is simply evocative, not a precise reference to a specific state.</text:p>
      <text:p text:style-name="Text_20_body">44</text:p>
      <text:p text:style-name="Text_20_body">i.e. ‘<text:span text:style-name="Emphasis">viññāṇaṁ anidassanaṁ</text:span>’ in the present case.</text:p>
      <text:p text:style-name="Text_20_body">45</text:p>
      <text:p text:style-name="Text_20_body">The first two immaterial attainments are known respectively as <text:span text:style-name="Emphasis">ākāsānañcāyatana</text:span>, ‘the base of unlimited (<text:span text:style-name="Emphasis">ananta</text:span>) space’, and <text:span text:style-name="Emphasis">viññāṇañcāyatana</text:span>, ‘the base of unlimited (ananta) consciousness’ (e.g. at MN 64:13.1, 14.1, 15.1).</text:p>
      <text:p text:style-name="Text_20_body">Moreover, it seems that <text:span text:style-name="Emphasis">ananta</text:span> is never used with mind or consciousness apart from describing states of <text:span text:style-name="Emphasis">samādhi</text:span>. It never seems to be used to describe the ‘normal’ consciousness of the <text:span text:style-name="Emphasis">arahant</text:span>, for example.</text:p>
      <text:p text:style-name="Text_20_body">46</text:p>
      <text:p text:style-name="Text_20_body">This semantic closeness becomes particularly important with verse. Due to metrical constraints, words which may have slightly different import in prose often become interchangeable in verse.</text:p>
      <text:p text:style-name="Text_20_body">47</text:p>
      <text:p text:style-name="Text_20_body">E.g. with <text:span text:style-name="Emphasis">kasiṇa</text:span> meditation at MN 77:23.5, 23.11, 24.2, 24.11, and with <text:span text:style-name="Emphasis">samādhi</text:span> more generally at AN 5.45:2.2–4.1.</text:p>
      <text:p text:style-name="Text_20_body">48</text:p>
      <text:p text:style-name="Text_20_body">Of course, the mind without hindrances could also be a reference to the mind of the <text:span text:style-name="Emphasis">arahant</text:span>, but <text:span text:style-name="Emphasis">pabhassara</text:span> does not seem to be used in this sense. See for example SN 46.33 and AN 5.23.</text:p>
      <text:p text:style-name="Text_20_body">49</text:p>
      <text:p text:style-name="Text_20_body">Of the three lines of the first verse, the first and the third line end with present tense indicative verbs. Thus we seem to have two separate sentences, each being a question. Moreover, while the Pali is ambiguous as to whether the response gives one or two answers, the parallel passage in the Chinese Canon (see below) seems to give two.</text:p>
      <text:p text:style-name="Text_20_body"><text:soft-page-break/>It might be objected that the lead-up to the verses at DN 11:85.11–85.27 only contains one question. Why would the Buddha reformulate a single question into two? According to AN 4.42:1.1–1.7 there are four ways of answering a question, one of which is using analysis. In the present case, the original question clearly has more than one answer (as will become clear below), and thus the Buddha’s reformulation may simply be a response to this fact.</text:p>
      <text:p text:style-name="Text_20_body">50</text:p>
      <text:p text:style-name="Text_20_body">Note the ‘this’, <text:span text:style-name="Emphasis">etaṁ</text:span>, in the last line of the answer verse. This would seem to refer back to <text:span text:style-name="Emphasis">nāmañ ca rūpañ ca</text:span> of the previous line; that is, these lines are connected. Thus the last line cannot simply be regarded as an ‘add-on’ which does not refer to any of the questions in the question verse.</text:p>
      <text:p text:style-name="Text_20_body">51</text:p>
      <text:p text:style-name="Text_20_body">Taking this verse in isolation, the most obvious candidate for this would be the immaterial attainments. But the use elsewhere of the phrase ‘where earth, water, fire and air find no footing’ (see in particular Ud 1.10:14.1–15.4 and SN 1.27) indicates that it refers to something more profound than the immaterial attainments. It is perhaps a poetic way of expressing a full escape from <text:span text:style-name="Emphasis">saṁsāra</text:span>. See also the discussion below.</text:p>
      <text:p text:style-name="Text_20_body">52</text:p>
      <text:p text:style-name="Text_20_body">I take ‘long and short, small and great, fair and foul’ to be poetic examples of ‘name-and-form’ and thus to be included within name-and-form. In the <text:span text:style-name="Emphasis">suttas</text:span> name-and-form is usually understood to encompass all phenomena apart from consciousness.</text:p>
      <text:p text:style-name="Text_20_body">It is significant that the Chinese version of these verses (at T I 102c, 14–19) supports the above analysis. The question verse of the Chinese is virtually identical with the question verse of the Pali. (In both versions, this verse is the Buddha’s reformulation of the original single question into two questions.) The answer verse is as follows: ‘one should answer (應答): “Consciousness without form (識無形); infinite, self-illuminating (無量自有光); when this ceases then the four great [elements] cease (此滅四大滅); gross, subtle, beautiful, ugly cease (麤細好醜滅滅); therefore name-and-form cease (於此名色滅); consciousness ceases, remainder also ceases (識滅餘亦滅)”‘. Here it is quite clear that we have two answers. The first one is ‘consciousness without form, infinite, self-illuminating’. This would then be the answer to the first question about where the four elements cease or find no footing. Since the second line begins ‘when this ceases …’, ‘this’ presumably referring back to the consciousness without form of the previous line (it is difficult to see what else it might refer to), this must be a second answer. This answer would correspond to the second question, concerning where name and form wholly cease. (Admittedly, the Chinese is a bit confusing here, since it starts the second answer with ‘then the four great elements cease’. I take this mention of the four great elements as simply an elaboration on some of the aspects of name-and-form.) Moreover, it is clear in the Chinese that the ‘consciousness without form’ cannot be a reference to <text:span text:style-name="Emphasis">Nibbāna</text:span> since it ceases together with all other phenomena.</text:p>
      <text:p text:style-name="Text_20_body">53</text:p>
      <text:p text:style-name="Text_20_body">If, on the other hand, ‘all’ is not to be regarded as equivalent to <text:span text:style-name="Emphasis">saṁsāra</text:span> in its entirety, then <text:span text:style-name="Emphasis">anidassana viññāṇa</text:span> potentially becomes correspondingly broader. For example, if ‘all’ here instead only refers to everything within Baka the Brahmā’s knowledge (Baka the Brahmā being the Buddha’s interlocutor in the passage at MN 49:25.1), then <text:span text:style-name="Emphasis">anidassana viññāṇa</text:span> could be a reference to the immaterial attainments.</text:p>
      <text:p text:style-name="Text_20_body"><text:soft-page-break/>54</text:p>
      <text:p text:style-name="Text_20_body">This does not require this consciousness to exist ‘outside’ of <text:span text:style-name="Emphasis">saṁsāra</text:span>. rather, it is a type of consciousness which is based on the full understanding of the <text:span text:style-name="Emphasis">Dhamma</text:span>.</text:p>
      <text:p text:style-name="Text_20_body">55</text:p>
      <text:p text:style-name="Text_20_body">There are, in fact, good reasons for questioning whether this passage should be included in our analysis at all, since the reading in the above MN 49:25.1 quote is very uncertain. According to the Burmese version of this verse, it is the Buddha who speaks it, referring to his own special understanding. However, according to the Sri Lankan, the Thai, and the PTS versions of this verse, it is spoken by Baka the Brahmā, referring to his special understanding (see Anālayo 2011, footnote 162 to MN 49). This is obviously highly significant, because if this refers to Baka the Brahmā’s knowledge, then <text:span text:style-name="Emphasis">anidassana viññāṇa</text:span> must refer to a state of consciousness that he can access, i.e. most likely a <text:span text:style-name="Emphasis">jhāna</text:span> state. This interpretation is further reinforced by the Chinese version of this <text:span text:style-name="Emphasis">sutta</text:span>, also according to which it was Brahmā who spoke, see T I 548b, 11. (It is also significant that in the Chinese there is no equivalent of <text:span text:style-name="Emphasis">anidassana</text:span>.) Given this uncertainty in the reading, it would be quite reasonable, maybe even preferable, to leave the passage at MN 49:25.1 out of the present discussion. In spite of this, I have decided to incorporate the passage in my argument.</text:p>
      <text:p text:style-name="Text_20_body">56</text:p>
      <text:p text:style-name="Text_20_body">This may also explain the usage of the term <text:span text:style-name="Emphasis">anidassana</text:span>. According to our analysis, being accessible only to <text:span text:style-name="Emphasis">ariyas</text:span>, <text:span text:style-name="Emphasis">anidassana viññāṇa</text:span> is ‘non-manifest’ (i.e. inaccessible) to all <text:span text:style-name="Emphasis">puthujjanas</text:span>, including the devas of the very highest realms.</text:p>
      <text:p text:style-name="Text_20_body">57</text:p>
      <text:p text:style-name="Text_20_body">This is the <text:span text:style-name="Emphasis">samādhi</text:span> referred to at AN 3.32, AN 10.6, AN 11.7, and AN 11.8.</text:p>
      <text:p text:style-name="Text_20_body">As mentioned in the introduction, and contrary to the view of some, I do not regard this consciousness as taking <text:span text:style-name="Emphasis">Nibbāna</text:span> as its object. Rather, I see this as a <text:span text:style-name="Emphasis">samādhi</text:span> gained through a particular perception that is based on the knowledge of what <text:span text:style-name="Emphasis">Nibbāna</text:span> is.</text:p>
      <text:p text:style-name="Text_20_body">58</text:p>
      <text:p text:style-name="Text_20_body">Nor would it refer to an <text:span text:style-name="Emphasis">ariya’s</text:span> direct experience of <text:span text:style-name="Emphasis">Nibbāna</text:span> during life: see my discussion of <text:span text:style-name="Emphasis">ariya-samādhi</text:span> in the introduction.</text:p>
      <text:p text:style-name="Text_20_body">59</text:p>
      <text:p text:style-name="Text_20_body">Harvey also sees this state of consciousness as experienceable by <text:span text:style-name="Emphasis">arahants</text:span> during life, but different from their ordinary consciousness (1995, 201–203). Here, however, I will focus on the aspect of final <text:span text:style-name="Emphasis">Nibbāna</text:span>.</text:p>
      <text:p text:style-name="Text_20_body">60</text:p>
      <text:p text:style-name="Text_20_body">I understand this passage to be another way of saying that consciousness is not attached to anything; it does not grasp at anything or take anything up. Because of being unestablished in this way, it does not get established in, i.e. commence, a new existence. That is, the passage concerns the cessation of the source of consciousness. Upon the attainment of <text:span text:style-name="Emphasis">arahant</text:span>-ship, consciousness becomes devoid of the kind of desire that would otherwise have caused the future establishment of <text:soft-page-break/>consciousness in a new rebirth. for the <text:span text:style-name="Emphasis">arahant</text:span>, the source of consciousness has ceased, but consciousness itself only ceases when he dies.</text:p>
      <text:p text:style-name="Text_20_body">61</text:p>
      <text:p text:style-name="Text_20_body">See the general discussion on consciousness above.</text:p>
      <text:p text:style-name="Text_20_body">62</text:p>
      <text:p text:style-name="Text_20_body">The spelling <text:span text:style-name="Emphasis">apatiṭṭhitaṁ</text:span> seems to be an error for <text:span text:style-name="Emphasis">appatiṭṭhitaṁ</text:span>.</text:p>
      <text:p text:style-name="Text_20_body">63</text:p>
      <text:p text:style-name="Text_20_body">The expression ‘being unagitated, he personally attains <text:span text:style-name="Emphasis">Nibbāna</text:span>’, is a common way in the <text:span text:style-name="Emphasis">suttas</text:span> to describe <text:span text:style-name="Emphasis">Nibbāna</text:span> in this life, i.e. the attainment of <text:span text:style-name="Emphasis">arahant</text:span>-ship as opposed to final <text:span text:style-name="Emphasis">Nibbāna</text:span>. See for instance MN 140:22.12, where <text:span text:style-name="Emphasis">Nibbāna</text:span> is described in similar terms, but final <text:span text:style-name="Emphasis">Nibbāna</text:span> clearly happens later. Also note that in this case consciousness in fact becomes unestablished immediately prior to the attainment of <text:span text:style-name="Emphasis">arahant</text:span>-ship. This strengthens the argument further.</text:p>
      <text:p text:style-name="Text_20_body"><text:span text:style-name="Emphasis">Appatiṭṭhita</text:span> also recurs at Ud 8.1:3.1–3.4 where it seems to qualify a particular ‘state’ (of <text:span text:style-name="Emphasis">samādhi</text:span>, perhaps) of the living <text:span text:style-name="Emphasis">arahant</text:span>. Since it concerns an <text:span text:style-name="Emphasis">arahant</text:span>, his consciousness is by definition <text:span text:style-name="Emphasis">appatiṭṭhita</text:span>, ‘unestablished’, as discussed above. For further discussion of Ud 8.1:3.1–3.4 see Chapter 10 on Final Nibbāna.</text:p>
      <text:p text:style-name="Text_20_body">64</text:p>
      <text:p text:style-name="Text_20_body">Johansson 1969, p.131 states that ‘The new, transformed state of <text:span text:style-name="Emphasis">citta</text:span> is <text:span text:style-name="Emphasis">Nibbāna</text:span> …’ He then claims that this <text:span text:style-name="Emphasis">citta</text:span> continues after the death of the <text:span text:style-name="Emphasis">arahant</text:span>: ‘But when an <text:span text:style-name="Emphasis">Arahant</text:span> dies … the “stillness” and “emptiness” of the <text:span text:style-name="Emphasis">citta</text:span> makes it survive, free and anonymous …’ (p.133). Johansson evidently takes a particular state of <text:span text:style-name="Emphasis">citta</text:span> as equivalent to final <text:span text:style-name="Emphasis">Nibbāna</text:span>.</text:p>
      <text:p text:style-name="Text_20_body">A similar position seems to be taken in Mahā Boowa 1980, p.23: ‘the <text:span text:style-name="Emphasis">citta</text:span> by its very nature is <text:span text:style-name="Emphasis">amataṁ</text:span> - Undying …’; ‘Once <text:span text:style-name="Emphasis">paññā</text:span> has totally shattered and cleared the <text:span text:style-name="Emphasis">kilesas</text:span> away, the <text:span text:style-name="Emphasis">citta</text:span> will be transformed into the state of purity … How can it vanish? … this one is the genuine <text:span text:style-name="Emphasis">amataṁ</text:span> (the Undying). Immortal by way of purity … This is the real and true substance or essence which is in the midst of our <text:span text:style-name="Emphasis">khandha</text:span>’ (45); ‘The <text:span text:style-name="Emphasis">kilesas</text:span> can’t destroy the <text:span text:style-name="Emphasis">citta</text:span> … This nature is unassailable, absolute and permanent. It cannot be annihilated’ (76). It must be kept in mind, however, that the teachings given by Thai meditation teachers are often difficult to interpret. There are several reasons for this. Firstly, the idiom of Thai meditation teachers, particularly those associated with the Thai forest tradition, is notoriously idiosyncratic. They rarely use the expressions and words found in the <text:span text:style-name="Emphasis">Nikāyas</text:span>, and if they do, they sometimes give these expressions new meanings. Secondly, the language they use is often not very precise, at least compared with that of the <text:span text:style-name="Emphasis">suttas</text:span>, and thus there are significant problems of interpretation. Thus it is possible that Ven. Ajahn Mahā Boowa may be referring to something other than the English translation appears to show. Still, the translation as it stands is hard to square with the descriptions of <text:span text:style-name="Emphasis">Nibbāna</text:span> and <text:span text:style-name="Emphasis">citta</text:span> in the <text:span text:style-name="Emphasis">suttas</text:span>.</text:p>
      <text:p text:style-name="Text_20_body">65</text:p>
      <text:p text:style-name="Text_20_body">In the <text:span text:style-name="Emphasis">Vinaya-Piṭaka</text:span> the Buddha typically asks a monk who thinks he may have committed an offense, <text:span text:style-name="Emphasis">kiṁcitto</text:span>, ‘what (was your) intention?’, e.g. at <text:a xlink:type="simple" xlink:href="https://suttacentral.net/pli-tv-bu-vb-pj2/en/brahmali?layout=sidebyside&amp;reference=main/pts&amp;notes=asterisk&amp;highlight=false&amp;script=latin#7.6.8" text:style-name="Internet_20_link" text:visited-style-name="Visited_20_Internet_20_Link">Bu Pj 2:7.6.8</text:a>. <text:span text:style-name="Emphasis">Citta</text:span> seems to mean ‘thought’ <text:soft-page-break/>in the standard description of thought-reading, e.g. at DN 11:6.0–7.8. For a further sense of the wide use of the term <text:span text:style-name="Emphasis">citta</text:span> see PED.</text:p>
      <text:p text:style-name="Text_20_body">66</text:p>
      <text:p text:style-name="Text_20_body">cf. Bodhi 2000, p.769, n.154.</text:p>
      <text:p text:style-name="Text_20_body">67</text:p>
      <text:p text:style-name="Text_20_body">The use of <text:span text:style-name="Emphasis">citta</text:span> here, in place of <text:span text:style-name="Emphasis">viññāṇa</text:span>, could perhaps be under the influence of the <text:span text:style-name="Emphasis">abhidhamma</text:span>. See Ven. Anālayo’s study of the Anupada Sutta, MN 111, in Anālayo 2011.</text:p>
      <text:p text:style-name="Text_20_body">68</text:p>
      <text:p text:style-name="Text_20_body">‘<text:span text:style-name="Emphasis">Citta</text:span>’ which is usually translated as ‘mind’ is here translated as ‘thought’ because ‘mind’ does not really fit the context. Perhaps ‘mental state’ would be a better translation.</text:p>
      <text:p text:style-name="Text_20_body">69</text:p>
      <text:p text:style-name="Text_20_body">It seems clear that <text:span text:style-name="Emphasis">citta</text:span> is often regarded as including other mental factors apart from <text:span text:style-name="Emphasis">viññāṇa</text:span>. See discussion above.</text:p>
      <text:p text:style-name="Text_20_body">70</text:p>
      <text:p text:style-name="Text_20_body">In both this quote and the one below the singular ‘<text:span text:style-name="Emphasis">yaṁ ca kho etaṁ/idaṁ</text:span>’, ‘and that/this which’, is used. Thus ‘<text:span text:style-name="Emphasis">citta</text:span>’, ‘<text:span text:style-name="Emphasis">mano</text:span>’, and ‘<text:span text:style-name="Emphasis">viññāṇa</text:span>’ refer to the same entity. Also note that Ven. Bhikkhu Bodhi here has translated ‘<text:span text:style-name="Emphasis">itipi</text:span>’ with ‘and’, a translation normally used for ‘<text:span text:style-name="Emphasis">ca</text:span>’. A more literal translation of ‘<text:span text:style-name="Emphasis">itipi</text:span>’ might be ‘also’ or ‘too’: ‘But, bhikkhus, as to that which is called mind, also mentality, also consciousness’. It is significant that this phrase is also found in the Chinese and the Buddhist Hybrid Sanskrit versions of this <text:span text:style-name="Emphasis">sutta</text:span>, cf. respectively T II 81c, 7 and Tripāṭhī 1962, folio 5 V3.</text:p>
      <text:p text:style-name="Text_20_body">71</text:p>
      <text:p text:style-name="Text_20_body">Apparently the Tibetan counterpart to this sutta has the equivalent phrase; cf. Weller 1934 p.26.</text:p>
      <text:p text:style-name="Text_20_body">MN 138 provides another striking example of <text:span text:style-name="Emphasis">viññāṇa</text:span> and <text:span text:style-name="Emphasis">citta</text:span> being used interchangeably. In the summary at the beginning of the <text:span text:style-name="Emphasis">sutta</text:span>, at MN 138:3.1, <text:span text:style-name="Emphasis">viññāṇa</text:span> is used. Later on in the same sutta, in the section explaining this <text:span text:style-name="Emphasis">viññāṇa</text:span>, <text:span text:style-name="Emphasis">citta</text:span> is used in its place; see MN 138:12.3, 13.2, 14.2, 15.2, 16.3, 17.2, 18.2, 19.2. Further, in the explanation itself, <text:span text:style-name="Emphasis">viññāṇa</text:span> and <text:span text:style-name="Emphasis">citta</text:span> are used together.</text:p>
      <text:p text:style-name="Text_20_body">For further references to the interchangeability of <text:span text:style-name="Emphasis">viññāṇa</text:span> and <text:span text:style-name="Emphasis">citta</text:span> in non-Pali Buddhist texts (i.e. primarily Chinese and Sanskrit sources), see Anālayo 2011, footnote 168 to MN 138.</text:p>
      <text:p text:style-name="Text_20_body">72</text:p>
      <text:p text:style-name="Text_20_body">This passage refers to a wrong view.</text:p>
      <text:p text:style-name="Text_20_body">73</text:p>
      <text:p text:style-name="Text_20_body">Although I have argued in the above section concerning <text:span text:style-name="Emphasis">anidassana viññāṇa</text:span> that the interpretation of verse is often difficult, this becomes particularly relevant if a verse is interpreted in a way that is contrary to what can be established from canonical prose passages alone. In the present case, the verses merely reinforce what can be established elsewhere.</text:p>
      <text:p text:style-name="Text_20_body">74</text:p>
      <text:p text:style-name="Text_20_body"><text:soft-page-break/>The translation is based on the alternative reading ‘<text:span text:style-name="Emphasis">vimariyādikataṁ</text:span>’ in the last line.</text:p>
      <text:p text:style-name="Text_20_body">Norman’s translation of ‘<text:span text:style-name="Emphasis">vidhamissati</text:span>’, ‘will blow away’, can probably be improved upon. other possible translations include: ‘will be demolished’ (cf. Bodhi 2000, p.985), ‘will be ruined’, ‘will fall away’, and ‘will be destroyed’.</text:p>
      <text:p text:style-name="Text_20_body">75</text:p>
      <text:p text:style-name="Text_20_body">See also Anālayo 2003, p.191, n.39.</text:p>
      <text:p text:style-name="Text_20_body">My understanding is that the radiance is always available, it is only matter of overcoming the hindrances. But when the defilements are present the mind is not radiant: otherwise we would be able to observe that radiance, since the mind can only be known through direct experience.</text:p>
      <text:p text:style-name="Text_20_body">76</text:p>
      <text:p text:style-name="Text_20_body">Whether the other <text:span text:style-name="Emphasis">ariyas</text:span> would know of such a <text:span text:style-name="Emphasis">citta</text:span> seems unclear. See my discussion of <text:span text:style-name="Emphasis">ariya-samādhi</text:span> in the introduction.</text:p>
      <text:p text:style-name="Text_20_body">77</text:p>
      <text:p text:style-name="Text_20_body">Following Harvey’s approach, one might alternatively call this a ‘timeless (mode of) mind’. I have already discussed why the idea of ‘timelessness’, in my opinion, does not add anything new. See discussion of <text:span text:style-name="Emphasis">viññāṇa</text:span> above.</text:p>
      <text:p text:style-name="Text_20_body">78</text:p>
      <text:p text:style-name="Text_20_body">Moreover, consciousness (<text:span text:style-name="Emphasis">viññāṇa</text:span>) is also occasionally said to be ‘freed’; see in particular SN 22.53:3.8–3.9 &amp; SN 22.54:4.8–4.9, above. If ‘mind’ has a distinct meaning in the phrase ‘the mind is liberated’, then the same would have to be true for <text:span text:style-name="Emphasis">viññāṇa</text:span> in this parallel construction. But we have already seen that the Buddha rejects the idea of <text:span text:style-name="Emphasis">viññāṇa</text:span> as a permanent entity.</text:p>
      <text:p text:style-name="Text_20_body">79</text:p>
      <text:p text:style-name="Text_20_body">See for example the <text:span text:style-name="Emphasis">asaṅkhata-saṁyutta</text:span> (SN 43.12/SN 43.13/SN 43.14-43) where there are 32 synonyms for <text:span text:style-name="Emphasis">Nibbāna</text:span>, none of which is <text:span text:style-name="Emphasis">citta</text:span> or any particular state of <text:span text:style-name="Emphasis">citta</text:span>.</text:p>
      <text:p text:style-name="Text_20_body">80</text:p>
      <text:p text:style-name="Text_20_body">As with <text:span text:style-name="Emphasis">viññāṇa</text:span> and <text:span text:style-name="Emphasis">citta</text:span>, <text:span text:style-name="Emphasis">mano</text:span> and <text:span text:style-name="Emphasis">citta</text:span> have their own more or less distinct spheres of usage in the <text:span text:style-name="Emphasis">suttas</text:span>. Sometimes in the analysis of mental processes the Buddha uses <text:span text:style-name="Emphasis">mano</text:span> to describe the mind in relation to mind-consciousness but not in relation to the other five types of consciousness. In this analysis, <text:span text:style-name="Emphasis">mano</text:span> is the sense through which mind-consciousness arises. <text:span text:style-name="Emphasis">Citta</text:span>, on the other hand, apparently encompasses all six types of consciousness. outside such technical usage, however, <text:span text:style-name="Emphasis">mano</text:span> and <text:span text:style-name="Emphasis">citta</text:span> seem to be used synonymously.</text:p>
      <text:p text:style-name="Text_20_body">81</text:p>
      <text:p text:style-name="Text_20_body">This passage concerns mind reading.</text:p>
      <text:p text:style-name="Text_20_body">82</text:p>
      <text:p text:style-name="Text_20_body">Both <text:span text:style-name="Emphasis">mano</text:span> and <text:span text:style-name="Emphasis">citta</text:span> are usually translated as ‘mind’. When the words are used together in the suttas, translators often seem to struggle to find a second English word that also means ‘mind’ (cf. Bodhi 2000, p.769, n.154).</text:p>
      <text:p text:style-name="Text_20_body"><text:soft-page-break/>The following two examples are also instructive of the close relationship between <text:span text:style-name="Emphasis">citta</text:span> and <text:span text:style-name="Emphasis">mano</text:span>:</text:p>
      <text:p text:style-name="Quotations">‘A mind of ill-will (<text:span text:style-name="Emphasis">byā­panna­citto</text:span>), mental intention of hate (<text:span text:style-name="Emphasis">paduṭ­ṭhamana­saṅkappo</text:span>)’. (<text:span text:style-name="Emphasis">transl. Brahmāli</text:span>)</text:p>
      <text:p text:style-name="Text_20_body">SN 22.80:7.2</text:p>
      <text:p text:style-name="Quotations">‘An undaunted mind (<text:span text:style-name="Emphasis">appatiṭṭhitacitto</text:span>), a non-dejected mind (<text:span text:style-name="Emphasis">adīnamānaso</text:span>), a mind without ill-will (<text:span text:style-name="Emphasis">abyāpannacetaso</text:span>)’. (<text:span text:style-name="Emphasis">transl. Brahmāli</text:span>)</text:p>
      <text:p text:style-name="Text_20_body">SN 46.6:3.4, 4.7<text:line-break/>(cf. Bodhi 2000, 1904, n.69)</text:p>
      <text:p text:style-name="Text_20_body">In the above <text:span text:style-name="Emphasis">mano</text:span> and <text:span text:style-name="Emphasis">citta</text:span>, as well as <text:span text:style-name="Emphasis">ceto</text:span>, seem to be used as synonyms.</text:p>
      <text:p text:style-name="Text_20_body">Yet another example of this close relationship is the use of <text:span text:style-name="Emphasis">kāya</text:span> (body), <text:span text:style-name="Emphasis">vācā</text:span> (speech), and <text:span text:style-name="Emphasis">mano</text:span> (mind) to denote the three doors of wholesome and unwholesome actions; occasionally the three doors are denoted as <text:span text:style-name="Emphasis">kāya</text:span>, <text:span text:style-name="Emphasis">vācā</text:span>, and <text:span text:style-name="Emphasis">citta</text:span>; cf. SN 17.9:1.6, SN 20.10:3.1, 3.9 and SN 35.127:5.4, 5.5. See also Dhp 348 where one finds <text:span text:style-name="Emphasis">vimuttamānaso</text:span> in place of the standard <text:span text:style-name="Emphasis">cetovimutti</text:span>.</text:p>
      <text:p text:style-name="Text_20_body">83</text:p>
      <text:p text:style-name="Text_20_body">That is, the cessation of the five aggregates. This does not imply anything except the cessation of an entirely impersonal process. This is very different from the annihilation of a permanent entity. See discussion below.</text:p>
      <text:p text:style-name="Text_20_body">84</text:p>
      <text:p text:style-name="Text_20_body">I use quotes here and below to emphasize that such a ‘state’, or ‘existing entity’, would be completely different from anything that can normally be experienced by human beings. Thus the word ‘state’ is only used for lack of suitable terminology.</text:p>
      <text:p text:style-name="Text_20_body">85</text:p>
      <text:p text:style-name="Text_20_body">Ṭhānissaro Bhikkhu 1993b, <text:a xlink:type="simple" xlink:href="https://www.dhammatalks.org/books/MindLikeFire/Section0007.html" text:style-name="Internet_20_link" text:visited-style-name="Visited_20_Internet_20_Link">Abstract</text:a>) also seems to support the idea that final <text:span text:style-name="Emphasis">Nibbāna</text:span> is more than mere cessation: ‘As for the question of how <text:span text:style-name="Emphasis">nibbana</text:span> is experienced after death, the Buddha says that there is no limit in that experience by which it could be described’. Note in particular the words ‘that experience’, referring to <text:span text:style-name="Emphasis">Nibbāna</text:span> after the death of the <text:span text:style-name="Emphasis">arahant</text:span>.</text:p>
      <text:p text:style-name="Text_20_body">86</text:p>
      <text:p text:style-name="Text_20_body">Or it may be called <text:span text:style-name="Emphasis">asaṅkhatadhātu</text:span>, MN 115:9.4, or <text:span text:style-name="Emphasis">amatadhātu</text:span>, see AN 6.46:6.5.</text:p>
      <text:p text:style-name="Text_20_body">87</text:p>
      <text:p text:style-name="Text_20_body">It also ignores the distinction between <text:span text:style-name="Emphasis">Nibbāna</text:span> and final <text:span text:style-name="Emphasis">Nibbāna</text:span>. From the definition of <text:span text:style-name="Emphasis">Nibbāna-dhātu</text:span> at SN 45.7:2.1–2.6, see below, it seems clear that it refers to the state of <text:span text:style-name="Emphasis">arahant</text:span>-ship, not final <text:span text:style-name="Emphasis">Nibbāna</text:span>.</text:p>
      <text:p text:style-name="Text_20_body">88</text:p>
      <text:p text:style-name="Text_20_body">That is, property in the sense of quality.</text:p>
      <text:p text:style-name="Text_20_body">89</text:p>
      <text:p text:style-name="Text_20_body"><text:soft-page-break/>The point of these expressions is presumably simply to point out that there are such things as cessation and renunciation.</text:p>
      <text:p text:style-name="Text_20_body">90</text:p>
      <text:p text:style-name="Text_20_body">That is, the extinguishment of the defilements of lust, hatred and delusion.</text:p>
      <text:p text:style-name="Text_20_body">Moreover, <text:span text:style-name="Emphasis">dhātu</text:span> is used for <text:span text:style-name="Emphasis">saññāvedayitanirodha</text:span>, the cessation of perception and feeling (SN 14.11:1.4). In this case it can clearly not refer to an element as something existing. Rather, it seems to refer to the existence of the possibility of the cessation of the mental <text:span text:style-name="Emphasis">khandhas</text:span>.</text:p>
      <text:p text:style-name="Text_20_body">The word <text:span text:style-name="Emphasis">pada</text:span>, lit. ‘foot’, has a similarly broad application. For example, the expression <text:span text:style-name="Emphasis">amataṁ padaṁ</text:span> (e.g. at AN 4.48:4.4), which is used as a synonym for <text:span text:style-name="Emphasis">Nibbāna</text:span>, might perhaps be rendered ‘the characteristic of freedom from death’; see PED. (See discussion of Ud 8.3 below for why <text:span text:style-name="Emphasis">amataṁ</text:span> is better rendered as ‘freedom from death’ than ‘the deathless’. See also CPD.)</text:p>
      <text:p text:style-name="Text_20_body">91</text:p>
      <text:p text:style-name="Text_20_body">My translation, based on Bodhi 2005.</text:p>
      <text:p text:style-name="Text_20_body">92</text:p>
      <text:p text:style-name="Text_20_body">See introduction. This <text:span text:style-name="Emphasis">samādhi</text:span> is described at AN 10.6, AN 10.7 and AN 11.7, AN 11.8. (AN 3.32 is also closely related.) The only difference is the absence of ‘neither sun nor moon’ in the AN passages. The sun and moon seem to have been regarded as belonging to ‘another world’ in ancient India (see DN 23:5.10–5.11), and thus the inclusion of this expression does not seem to add anything new. I would regard its addition to Ud 8.1 simply as poetic flourish.</text:p>
      <text:p text:style-name="Text_20_body">93</text:p>
      <text:p text:style-name="Text_20_body">E.g. the immaterial attainments are all called <text:span text:style-name="Emphasis">āyatana</text:span>.</text:p>
      <text:p text:style-name="Text_20_body">94</text:p>
      <text:p text:style-name="Text_20_body">But note that the Ud 8.1:3.2 verse includes the word <text:span text:style-name="Emphasis">ṭhitiṁ</text:span> which is not found in the parallel passages. It seems likely that this refers to the ‘remaining’ in a particular existence, between one’s arising there and one’s subsequent passing away.</text:p>
      <text:p text:style-name="Text_20_body">95</text:p>
      <text:p text:style-name="Text_20_body">Or an equivalent formulation such as <text:span text:style-name="Emphasis">ārammaṇe asati</text:span>, e.g. at SN 12.38:3.2.</text:p>
      <text:p text:style-name="Text_20_body">Harvey 1995, p.203 translates <text:span text:style-name="Emphasis">anārammaṇa</text:span> as ‘without object’. However, in relation to SN 12.38, SN 12.39 &amp; SN 12.40 the commentary glosses the term with <text:span text:style-name="Emphasis">paccaya</text:span>, ‘condition’ or ‘basis’. I cannot see any reason why the commentarial explanation should be rejected. (In the <text:span text:style-name="Emphasis">Abhidhamma</text:span>, however, <text:span text:style-name="Emphasis">ārammaṇa-paccaya</text:span>, seems to have the sense of object-condition.)</text:p>
      <text:p text:style-name="Text_20_body">96</text:p>
      <text:p text:style-name="Text_20_body">Alternatively, or additionally, it might refer to <text:span text:style-name="Emphasis">saññāvedayitanirodha</text:span> or perhaps even <text:span text:style-name="Emphasis">ariya-samādhi</text:span> itself. This being verse, the ambiguity could be deliberate.</text:p>
      <text:p text:style-name="Text_20_body">97</text:p>
      <text:p text:style-name="Text_20_body">It is usually further assumed that this positively existing something is final <text:span text:style-name="Emphasis">Nibbāna</text:span>.</text:p>
      <text:p text:style-name="Text_20_body">98</text:p>
      <text:p text:style-name="Text_20_body"><text:soft-page-break/>Moreover, by interpreting the Buddha’s reflection to refer to an ‘unborn state’ one is adding a precondition to the Buddha’s search that reduces the sphere of potential solutions. It seems unlikely that the Buddha-to-be would add a stipulation which might stop him from reaching his goal.</text:p>
      <text:p text:style-name="Text_20_body">99</text:p>
      <text:p text:style-name="Text_20_body">The same argument would hold true of <text:span text:style-name="Emphasis">amataṁ</text:span>, which occurs in the same context at MN 26:18.1, and which therefore should be translated as ‘freedom from death’.</text:p>
      <text:p text:style-name="Text_20_body">100</text:p>
      <text:p text:style-name="Text_20_body">Either in the sense of attaining <text:span text:style-name="Emphasis">arahant</text:span>-ship or in the sense of final <text:span text:style-name="Emphasis">Nibbāna</text:span>.</text:p>
      <text:p text:style-name="Text_20_body">101</text:p>
      <text:p text:style-name="Text_20_body">The broader passage reads as follows: ‘If, monks, there were no freedom from what is born … no freedom from what is produced, no escape would be discerned from what is born … from what is produced’. In other words, if there were no such thing as the cessation of the <text:span text:style-name="Emphasis">khandhas</text:span>, then no escape from suffering would be possible. See discussion below.</text:p>
      <text:p text:style-name="Text_20_body">102</text:p>
      <text:p text:style-name="Text_20_body">See discussion in footnote 7 above.</text:p>
      <text:p text:style-name="Text_20_body">103</text:p>
      <text:p text:style-name="Text_20_body">In this context it is significant that in the suttas one of the most common synonyms for <text:span text:style-name="Emphasis">Nibbāna</text:span> is <text:span text:style-name="Emphasis">nirodha</text:span>, ‘cessation’.</text:p>
      <text:p text:style-name="Text_20_body">104</text:p>
      <text:p text:style-name="Text_20_body">Harvey 1995, pp.201–203 also discusses a number of passages in the <text:span text:style-name="Emphasis">Saṁyutta Nikāya</text:span> in support of his interpretation of final <text:span text:style-name="Emphasis">Nibbāna</text:span> (as well as <text:span text:style-name="Emphasis">Nibbāna</text:span> in life, but here the discussion concerns final <text:span text:style-name="Emphasis">Nibbāna</text:span>). All of these suttas revolve around the idea of unestablished consciousness, <text:span text:style-name="Emphasis">appatiṭṭhita viññāṇa</text:span>, which I have already discussed above. Again, the idea of unestablished consciousness quite clearly refers to the living <text:span text:style-name="Emphasis">arahant</text:span> and there seems to be no reason to take it as referring to final <text:span text:style-name="Emphasis">Nibbāna</text:span>.</text:p>
      <text:p text:style-name="Text_20_body">105</text:p>
      <text:p text:style-name="Text_20_body">Or that it can be experienced by any <text:span text:style-name="Emphasis">ariyan</text:span>. See for instance Bodhi 2005, p.318 and Harvey 1995, p.210.</text:p>
      <text:p text:style-name="Text_20_body">106</text:p>
      <text:p text:style-name="Text_20_body">See for instance Bodhi 2005, p.379: ‘… his mind … focuses upon the deathless element, <text:span text:style-name="Emphasis">Nibbāna</text:span>’. See also footnote 12 above.</text:p>
      <text:p text:style-name="Text_20_body">107</text:p>
      <text:p text:style-name="Text_20_body">In the <text:span text:style-name="Emphasis">Nikāyas</text:span>, on a large number of occasions, the six senses, their objects, and the six corresponding classes of consciousness are all said to be impermanent and suffering (e.g. at SN 35.32). No exception is ever explicitly mentioned. clearly <text:span text:style-name="Emphasis">Nibbāna</text:span> cannot be part of this scheme.</text:p>
      <text:p text:style-name="Text_20_body">108</text:p>
      <text:p text:style-name="Text_20_body"><text:soft-page-break/><text:span text:style-name="Emphasis">The Concise Oxford Dictionary of Current English</text:span>, 1995, ninth edition.</text:p>
      <text:p text:style-name="Text_20_body">109</text:p>
      <text:p text:style-name="Text_20_body">Such as a ‘timeless’ consciousness or a seventh class of consciousness.</text:p>
      <text:p text:style-name="Text_20_body">110</text:p>
      <text:p text:style-name="Text_20_body">It might be objected that Occam’s razor is primarily applicable to scientific explanations. But scientific explanations are explanations of real and observable phenomena, and from a Buddhist point of view the extinguishment that happens at final <text:span text:style-name="Emphasis">Nibbāna</text:span> is also a real and (in some ways) observable phenomenon.</text:p>
      <text:p text:style-name="Text_20_body">111</text:p>
      <text:p text:style-name="Text_20_body">And if, as suggested above, such a ‘state’ of final <text:span text:style-name="Emphasis">Nibbāna</text:span> cannot be experienced even by <text:span text:style-name="Emphasis">arahants</text:span>, the same would be true of all <text:span text:style-name="Emphasis">ariyas</text:span>.</text:p>
      <text:p text:style-name="Text_20_body">112</text:p>
      <text:p text:style-name="Text_20_body">Could such a view of final <text:span text:style-name="Emphasis">Nibbāna</text:span> lead to <text:span text:style-name="Emphasis">vibhavataṇhā</text:span>, a craving for annihilation? Possibly it could. But it seems to me that it is far more common for people to hold an eternalist view than an annihilationist view. Moreover, the Buddha himself considered the annihilationist view superior; see my discussion immediately below. In other words, although ideally one should realize that the Buddha taught neither eternalism nor annihilationism (see next section), it is preferable to err on the side of annihilationism.</text:p>
      <text:p text:style-name="Text_20_body">113</text:p>
      <text:p text:style-name="Text_20_body">Since the idea that final <text:span text:style-name="Emphasis">Nibbāna</text:span> is an ‘existing entity’ would seem to be closer to eternalism than annihilationism.</text:p>
      <text:p text:style-name="Text_20_body">114</text:p>
      <text:p text:style-name="Text_20_body">Because annihilationism is ‘the view of outsiders’.</text:p>
      <text:p text:style-name="Text_20_body">115</text:p>
      <text:p text:style-name="Text_20_body">The words <text:span text:style-name="Emphasis">arahant</text:span> and <text:span text:style-name="Emphasis">Tathāgata</text:span> appear to be used synonymously in this sutta.</text:p>
      <text:p text:style-name="Text_20_body">116</text:p>
      <text:p text:style-name="Text_20_body">That is, after he has fully penetrated it with insight. He seems to have attained stream-entry while Sāriputta was teaching him.</text:p>
      <text:p text:style-name="Text_20_body">117</text:p>
      <text:p text:style-name="Text_20_body">See for instance SN 22.33, ‘form … feeling … perception … volitional formations … consciousness is not yours: abandon it. When you have abandoned it that will lead to your welfare and happiness’. The <text:span text:style-name="Emphasis">sutta</text:span> then gives the well-known simile of the grass, sticks and leaves in the Jetavana: just as the monks do not identify with those things, so too they should not identify with the five <text:span text:style-name="Emphasis">khandhas</text:span>.</text:p>
      <text:p text:style-name="Text_20_body">118</text:p>
      <text:p text:style-name="Text_20_body">That is, nothing is annihilated from the arahant’s point of view. once <text:span text:style-name="Emphasis">sakkāya-diṭṭhi</text:span> (seeing a permanent self in the <text:span text:style-name="Emphasis">khandhas</text:span>) is abandoned, the perception that an <text:span text:style-name="Emphasis">arahant</text:span> can be annihilated is <text:soft-page-break/>also abandoned. The death of an <text:span text:style-name="Emphasis">arahant</text:span> is just the end of suffering. This is the point of the <text:span text:style-name="Emphasis">Yamaka Sutta</text:span>, see above.</text:p>
      <text:p text:style-name="Text_20_body">119</text:p>
      <text:p text:style-name="Text_20_body">Harvey 1995, p.240 states that ‘as … <text:span text:style-name="Emphasis">only dukkha</text:span> ends at the death of an Arahat, the total non-existence of a <text:span text:style-name="Emphasis">Tathāgata</text:span> beyond death seems to be ruled out’. But the point of the <text:span text:style-name="Emphasis">Yamaka Sutta</text:span>, and indeed the <text:span text:style-name="Emphasis">suttas</text:span> taken more broadly, is that there is nothing but <text:span text:style-name="Emphasis">dukkha</text:span> even prior to the death of the <text:span text:style-name="Emphasis">arahant</text:span>. This is how the <text:span text:style-name="Emphasis">bhikkhunī</text:span> Vajirā expresses this:</text:p>
      <text:p text:style-name="Quotations">This is a heap of sheer formations:<text:line-break/>Here no being is found.<text:line-break/>…<text:line-break/>It’s only suffering that comes to be,<text:line-break/>Suffering that stands and falls away.<text:line-break/>Nothing but suffering comes to be,<text:line-break/>Nothing but suffering ceases.</text:p>
      <text:p text:style-name="Text_20_body">SN 5.10:4.3–4.4, 6.1–6.4<text:line-break/>(see also: SN 12.15:2.6)</text:p>
      <text:p text:style-name="Text_20_body">If everything experienced by an <text:span text:style-name="Emphasis">arahant</text:span>, and indeed all beings, is ultimately <text:span text:style-name="Emphasis">dukkha</text:span>, and all <text:span text:style-name="Emphasis">dukkha</text:span> ceases when an <text:span text:style-name="Emphasis">arahant</text:span> dies, then — even without any further <text:span text:style-name="Emphasis">sutta</text:span> evidence — any view of final <text:span text:style-name="Emphasis">Nibbāna</text:span> existing in some sense is at the very least superfluous, but more likely misleading. (Buddhist Studies Review Editor: but note that the above verse is about what ‘comes to be’ and ‘ceases’, which are not seen as characteristics of <text:span text:style-name="Emphasis">Nibbāna</text:span>. Also, it is only said that ‘all conditioned things are <text:span text:style-name="Emphasis">dukkha</text:span>’.)</text:p>
      <text:p text:style-name="Text_20_body">120</text:p>
      <text:p text:style-name="Text_20_body">Since this is the culmination of a long list of pleasures, each in turn superior to the preceding one, the implication is that this is the highest.</text:p>
      <text:p text:style-name="Text_20_body">121</text:p>
      <text:p text:style-name="Text_20_body">How the cessation of all feelings can be considered the highest ‘pleasure’ is explained at AN 9.34 and elsewhere.</text:p>
      <text:p text:style-name="Text_20_body">122</text:p>
      <text:p text:style-name="Text_20_body">This is implied by the <text:span text:style-name="Emphasis">suttas</text:span>, since it is <text:span text:style-name="Emphasis">sakkāya-diṭthi</text:span> that is responsible for the sense of permanence.</text:p>
      <text:p text:style-name="Text_20_body">123</text:p>
      <text:p text:style-name="Text_20_body">It is not clear whether Mahā-Koṭṭhita himself is caught up in <text:span text:style-name="Emphasis">sakkāya-diṭṭhi</text:span>, whether he is testing Sāriputta or whether he is asking the questions for the benefit of others who are present. (According to the commentary the last of these is the correct explanation).</text:p>
      <text:p text:style-name="Text_20_body">Concern about the nature of final <text:span text:style-name="Emphasis">Nibbāna</text:span> is essentially the same as speculation about the nature of the <text:span text:style-name="Emphasis">Tathāgata</text:span> after death. In the following quote it is said that such speculation is a result of <text:span text:style-name="Emphasis">sakkāya-diṭṭhi</text:span>, the view of personal identity, and that with the abandonment of <text:span text:style-name="Emphasis">sakkāya-diṭṭhi</text:span> such speculation is also abandoned:</text:p>
      <text:p text:style-name="Quotations"><text:soft-page-break/>‘What, Master Gotama, is the cause and reason why, when wanderers of other sects are asked such questions, they give such answers as: … “the <text:span text:style-name="Emphasis">Tathāgata</text:span> exists after death” or “the <text:span text:style-name="Emphasis">Tathāgata</text:span> does not exists after death” … And what is the cause and reason why, when Master Gotama is asked such questions, he does not give such answers?’</text:p>
      <text:p text:style-name="Quotations">‘Vaccha, wanderers of other sects regard form as self, or self as possessing form, or form as in self, or self as in form. They regard feeling as self … perception as self … volitional formations as self … consciousness as self, or self as possessing consciousness, or consciousness as in self, or self as in consciousness. Therefore, when the wanderers of other sects are asked such questions, they give such answers as: … “the <text:span text:style-name="Emphasis">Tathāgata</text:span> exists after death” or “the <text:span text:style-name="Emphasis">Tathāgata</text:span> does not exists after death” … But, Vaccha, the <text:span text:style-name="Emphasis">Tathāgata</text:span>, the arahant, the Perfectly enlightened one, does not regard form as self … self as in consciousness. therefore, when the <text:span text:style-name="Emphasis">Tathāgata</text:span> is asked such questions, he does not give such answers.’.</text:p>
      <text:p text:style-name="Text_20_body">SN 44.8:2.1–3.16</text:p>
      <text:p text:style-name="Text_20_body">The above taking of a self in relation to the five aggregates is the definition of <text:span text:style-name="Emphasis">sakkāya-diṭṭhi</text:span>; see MN 44:7.1–7.8.</text:p>
      <text:p text:style-name="Text_20_body">124</text:p>
      <text:p text:style-name="Text_20_body">This does not mean that one may not have a legitimate discussion on the nature of final <text:span text:style-name="Emphasis">Nibbāna</text:span>, only that one has to be very careful not to be ‘taken in’ by <text:span text:style-name="Emphasis">sakkāya-diṭṭhi</text:span>. Indeed, one should keep in mind that no matter how hard one tries, there will always be a minimum degree of distortion of reality until <text:span text:style-name="Emphasis">sakkāya-diṭṭhi</text:span> is abandoned.</text:p>
      <text:p text:style-name="Text_20_body">125</text:p>
      <text:p text:style-name="Text_20_body">The view of personal identity will tend to give rise either to an eternalist outlook or to an annihilationist one, since these are the two most obvious destinies of a permanent self. In fact, the commentary relates the above questions to eternalism and annihilationism (Mp III 150, 15).</text:p>
      <text:p text:style-name="Text_20_body">126</text:p>
      <text:p text:style-name="Text_20_body">When the illusion is seen for what it is, not only does one abandon the idea of a solid core, one also sees that the idea of ownership is an illusion. In this way the entire <text:span text:style-name="Emphasis">saṁsāra</text:span> has lost whatever value it may previously have had.</text:p>
      <text:p text:style-name="Text_20_body">127</text:p>
      <text:p text:style-name="Text_20_body">They are beside the point only in so far as it is cessation that is the true goal. A debate about final <text:span text:style-name="Emphasis">Nibbāna</text:span> is still useful to the extent that it makes this clear. And, given the discussion so far, it is useful for pointing out that postulating anything additional to mere cessation does not make good sense and for showing that seeing final <text:span text:style-name="Emphasis">Nibbāna</text:span> as a ‘state’ may prove obstructive to achieving one’s goal. The concern over ‘is there not anything else?’ relates to annihilationism (again, see Mp III 150, 15), and I have argued that cessation is different from the annihilation of a permanent self.</text:p>
      <text:p text:style-name="Text_20_body">128</text:p>
      <text:p text:style-name="Text_20_body">This passage is almost as explicit as can be that there is nothing apart from <text:span text:style-name="Emphasis">dukkha</text:span> and its cessation.</text:p>
      <text:p text:style-name="Text_20_body">It is sometimes argued that the Buddha never speaks of final <text:span text:style-name="Emphasis">Nibbāna</text:span> as just cessation Bodhi 2005, p.319. (Ven. Bodhi in fact uses the word ‘nonexistence’ rather than cessation. Although the term <text:soft-page-break/>nonexistence is unfortunate since it implies something as existing prior to final <text:span text:style-name="Emphasis">Nibbāna</text:span> — see SN 12.15:2.1–2.3 where the ideas of existence and nonexistence, <text:span text:style-name="Emphasis">atthitañ</text:span> and <text:span text:style-name="Emphasis">natthitañ</text:span>, are presented as false — it seems to me that Ven. Bodhi actually means nonexistence in the sense of (mere) cessation.) But on a number of occasions the Buddha uses terminology that it seems should be understood in just this way, for instance at MN 140:24.5: ‘on the dissolution of the body, with the ending of life, all that is felt, not being delighted in, will become cool right here’. At the same time it is hardly surprising that the Buddha should not spend too much time proclaiming that the nature of final <text:span text:style-name="Emphasis">Nibbāna</text:span> is just cessation. Such statements are bound to be misunderstood by the vast majority of people because of their sense of a permanent self (the Buddha is in fact disparaged as an annihilationist in the <text:span text:style-name="Emphasis">suttas</text:span> on a number of occasions, for instance at AN 8.11:6.1 and MN 22:37.2), and thus it would be counterproductive to teach the <text:span text:style-name="Emphasis">Dhamma</text:span> in this way. It seems that the relative paucity of statements on the nature of final <text:span text:style-name="Emphasis">Nibbāna</text:span> is simply a result of the Buddha being pragmatic as to what teachings would inspire the majority of people who are not <text:span text:style-name="Emphasis">ariyas</text:span>, whether monastic or l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erif Pro" svg:font-family="'Source Serif Pr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6-21T10:35:53.973000000</meta:creation-date>
    <dc:date>2025-06-21T13:55:13.121000000</dc:date>
    <dc:creator>Stuart Corner</dc:creator>
    <meta:editing-duration>PT2H6M34S</meta:editing-duration>
    <meta:editing-cycles>2</meta:editing-cycles>
    <meta:generator>LibreOffice/24.8.7.2$Windows_X86_64 LibreOffice_project/e07d0a63a46349d29051da79b1fde8160bab2a89</meta:generator>
    <meta:document-statistic meta:table-count="0" meta:image-count="0" meta:object-count="0" meta:page-count="20" meta:paragraph-count="214" meta:word-count="5716" meta:character-count="33828" meta:non-whitespace-character-count="28380"/>
  </office:meta>
</office:document-meta>
</file>